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 fo:margin-left="0.9847in" fo:text-indent="0.4923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2" style:parent-style-name="NormalWeb" style:family="paragraph">
      <style:paragraph-properties fo:text-align="justify" fo:margin-top="0in" fo:margin-bottom="0in" fo:line-height="150%" fo:text-indent="0.4923in" fo:background-color="#FFFFFF"/>
      <style:text-properties style:font-name="Arial" style:font-name-complex="Arial"/>
    </style:style>
    <style:style style:name="P3" style:parent-style-name="NormalWeb" style:family="paragraph">
      <style:paragraph-properties fo:text-align="justify" fo:margin-top="0in" fo:margin-bottom="0in" fo:line-height="150%" fo:text-indent="0.4923in" fo:background-color="#FFFFFF"/>
    </style:style>
    <style:style style:name="T4" style:parent-style-name="Fonteparág.padrão" style:family="text">
      <style:text-properties style:font-name="Arial" style:font-name-complex="Arial"/>
    </style:style>
    <style:style style:name="T5" style:parent-style-name="Fonteparág.padrão" style:family="text">
      <style:text-properties style:font-name="Arial" style:font-name-complex="Arial"/>
    </style:style>
    <style:style style:name="T6" style:parent-style-name="Fonteparág.padrão" style:family="text">
      <style:text-properties style:font-name="Arial" style:font-name-complex="Arial"/>
    </style:style>
    <style:style style:name="T7" style:parent-style-name="Fonteparág.padrão" style:family="text">
      <style:text-properties style:font-name="Arial" style:font-name-complex="Arial"/>
    </style:style>
    <style:style style:name="T8" style:parent-style-name="Fonteparág.padrão" style:family="text">
      <style:text-properties style:font-name="Arial" style:font-name-complex="Arial"/>
    </style:style>
    <style:style style:name="T9" style:parent-style-name="Fonteparág.padrão" style:family="text">
      <style:text-properties style:font-name="Arial" style:font-name-complex="Arial"/>
    </style:style>
    <style:style style:name="T10" style:parent-style-name="Fonteparág.padrão" style:family="text">
      <style:text-properties style:font-name="Arial" style:font-name-complex="Arial"/>
    </style:style>
    <style:style style:name="T11" style:parent-style-name="Fonteparág.padrão" style:family="text">
      <style:text-properties style:font-name="Arial" style:font-name-complex="Arial"/>
    </style:style>
    <style:style style:name="T12" style:parent-style-name="Fonteparág.padrão" style:family="text">
      <style:text-properties style:font-name="Arial" style:font-name-complex="Arial"/>
    </style:style>
    <style:style style:name="T13" style:parent-style-name="Fonteparág.padrão" style:family="text">
      <style:text-properties style:font-name="Arial" style:font-name-complex="Arial"/>
    </style:style>
    <style:style style:name="T14" style:parent-style-name="Fonteparág.padrão" style:family="text">
      <style:text-properties style:font-name="Arial" style:font-name-complex="Arial"/>
    </style:style>
    <style:style style:name="T15" style:parent-style-name="Fonteparág.padrão" style:family="text">
      <style:text-properties style:font-name="Arial" style:font-name-complex="Arial"/>
    </style:style>
    <style:style style:name="T16" style:parent-style-name="Fonteparág.padrão" style:family="text">
      <style:text-properties style:font-name="Arial" style:font-name-complex="Arial"/>
    </style:style>
    <style:style style:name="T17" style:parent-style-name="Fonteparág.padrão" style:family="text">
      <style:text-properties style:font-name="Arial" style:font-name-complex="Arial"/>
    </style:style>
    <style:style style:name="P18" style:parent-style-name="NormalWeb" style:family="paragraph">
      <style:paragraph-properties fo:text-align="justify" fo:margin-top="0in" fo:margin-bottom="0in" fo:line-height="150%" fo:text-indent="0.4923in" fo:background-color="#FFFFFF"/>
    </style:style>
    <style:style style:name="T19" style:parent-style-name="Fonteparág.padrão" style:family="text">
      <style:text-properties style:font-name="Arial" style:font-name-complex="Arial"/>
    </style:style>
    <style:style style:name="T20" style:parent-style-name="Fonteparág.padrão" style:family="text">
      <style:text-properties style:font-name="Arial" style:font-name-complex="Arial"/>
    </style:style>
    <style:style style:name="T21" style:parent-style-name="Fonteparág.padrão" style:family="text">
      <style:text-properties style:font-name="Arial" style:font-name-complex="Arial"/>
    </style:style>
    <style:style style:name="T22" style:parent-style-name="Fonteparág.padrão" style:family="text">
      <style:text-properties style:font-name="Arial" style:font-name-complex="Arial"/>
    </style:style>
    <style:style style:name="T23" style:parent-style-name="Fonteparág.padrão" style:family="text">
      <style:text-properties style:font-name="Arial" style:font-name-complex="Arial"/>
    </style:style>
    <style:style style:name="T24" style:parent-style-name="Fonteparág.padrão" style:family="text">
      <style:text-properties style:font-name="Arial" style:font-name-complex="Arial"/>
    </style:style>
    <style:style style:name="P25" style:parent-style-name="Normal" style:family="paragraph">
      <style:paragraph-properties fo:text-align="justify" style:vertical-align="auto" fo:line-height="150%" fo:text-indent="0.4923in" fo:background-color="#FFFFFF"/>
      <style:text-properties fo:hyphenate="true"/>
    </style:style>
    <style:style style:name="T26" style:parent-style-name="Fonteparág.padrão" style:family="text">
      <style:text-properties style:font-name="Arial" style:font-name-complex="Arial"/>
    </style:style>
    <style:style style:name="T27" style:parent-style-name="Fonteparág.padrão" style:family="text">
      <style:text-properties style:font-name="Arial" style:font-name-complex="Arial"/>
    </style:style>
    <style:style style:name="T28" style:parent-style-name="Fonteparág.padrão" style:family="text">
      <style:text-properties style:font-name="Arial" style:font-name-complex="Arial"/>
    </style:style>
    <style:style style:name="T29" style:parent-style-name="Fonteparág.padrão" style:family="text">
      <style:text-properties style:font-name="Arial" style:font-name-complex="Arial"/>
    </style:style>
    <style:style style:name="T30" style:parent-style-name="Fonteparág.padrão" style:family="text">
      <style:text-properties style:font-name="Arial" style:font-name-complex="Arial"/>
    </style:style>
    <style:style style:name="T31" style:parent-style-name="Fonteparág.padrão" style:family="text">
      <style:text-properties style:font-name="Arial" style:font-name-complex="Arial"/>
    </style:style>
    <style:style style:name="T32" style:parent-style-name="Fonteparág.padrão" style:family="text">
      <style:text-properties style:font-name="Arial" style:font-name-complex="Arial"/>
    </style:style>
    <style:style style:name="T33" style:parent-style-name="Fonteparág.padrão" style:family="text">
      <style:text-properties style:font-name="Arial" style:font-name-complex="Arial"/>
    </style:style>
    <style:style style:name="T34" style:parent-style-name="Fonteparág.padrão" style:family="text">
      <style:text-properties style:font-name="Arial" style:font-name-complex="Arial"/>
    </style:style>
    <style:style style:name="T35" style:parent-style-name="Fonteparág.padrão" style:family="text">
      <style:text-properties style:font-name="Arial" style:font-name-complex="Arial"/>
    </style:style>
    <style:style style:name="T36" style:parent-style-name="Fonteparág.padrão" style:family="text">
      <style:text-properties style:font-name="Arial" style:font-name-complex="Arial"/>
    </style:style>
    <style:style style:name="T37" style:parent-style-name="Fonteparág.padrão" style:family="text">
      <style:text-properties style:font-name="Arial" style:font-name-complex="Arial"/>
    </style:style>
    <style:style style:name="T38" style:parent-style-name="Fonteparág.padrão" style:family="text">
      <style:text-properties style:font-name="Arial" style:font-name-complex="Arial"/>
    </style:style>
    <style:style style:name="T39" style:parent-style-name="Fonteparág.padrão" style:family="text">
      <style:text-properties style:font-name="Arial" style:font-name-complex="Arial"/>
    </style:style>
    <style:style style:name="T40" style:parent-style-name="Fonteparág.padrão" style:family="text">
      <style:text-properties style:font-name="Arial" style:font-name-complex="Arial"/>
    </style:style>
    <style:style style:name="T41" style:parent-style-name="Fonteparág.padrão" style:family="text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/>
    </style:style>
    <style:style style:name="T43" style:parent-style-name="Fonteparág.padrão" style:family="text">
      <style:text-properties style:font-name="Arial" style:font-name-complex="Arial"/>
    </style:style>
    <style:style style:name="T44" style:parent-style-name="Fonteparág.padrão" style:family="text">
      <style:text-properties style:font-name="Arial" style:font-name-complex="Arial"/>
    </style:style>
    <style:style style:name="T45" style:parent-style-name="Fonteparág.padrão" style:family="text">
      <style:text-properties style:font-name="Arial" style:font-name-complex="Arial"/>
    </style:style>
    <style:style style:name="T46" style:parent-style-name="Fonteparág.padrão" style:family="text">
      <style:text-properties style:font-name="Arial" style:font-name-complex="Arial"/>
    </style:style>
    <style:style style:name="T47" style:parent-style-name="Fonteparág.padrão" style:family="text">
      <style:text-properties style:font-name="Arial" style:font-name-complex="Arial"/>
    </style:style>
    <style:style style:name="T48" style:parent-style-name="Fonteparág.padrão" style:family="text">
      <style:text-properties style:font-name="Arial" style:font-name-complex="Arial" style:font-weight-complex="bold"/>
    </style:style>
    <style:style style:name="T49" style:parent-style-name="Fonteparág.padrão" style:family="text">
      <style:text-properties style:font-name="Arial" style:font-name-complex="Arial" style:font-weight-complex="bold"/>
    </style:style>
    <style:style style:name="T50" style:parent-style-name="Fonteparág.padrão" style:family="text">
      <style:text-properties style:font-name="Arial" style:font-name-complex="Arial" style:font-weight-complex="bold"/>
    </style:style>
    <style:style style:name="T51" style:parent-style-name="Fonteparág.padrão" style:family="text">
      <style:text-properties style:font-name="Arial" style:font-name-complex="Arial" style:font-weight-complex="bold"/>
    </style:style>
    <style:style style:name="T52" style:parent-style-name="Fonteparág.padrão" style:family="text">
      <style:text-properties style:font-name="Arial" style:font-name-complex="Arial" style:font-weight-complex="bold"/>
    </style:style>
    <style:style style:name="T53" style:parent-style-name="Fonteparág.padrão" style:family="text">
      <style:text-properties style:font-name="Arial" style:font-name-complex="Arial" style:font-weight-complex="bold"/>
    </style:style>
    <style:style style:name="T54" style:parent-style-name="Fonteparág.padrão" style:family="text">
      <style:text-properties style:font-name="Arial" style:font-name-complex="Arial" style:font-weight-complex="bold"/>
    </style:style>
    <style:style style:name="T55" style:parent-style-name="Fonteparág.padrão" style:family="text">
      <style:text-properties style:font-name="Arial" style:font-name-complex="Arial" style:font-weight-complex="bold"/>
    </style:style>
    <style:style style:name="T56" style:parent-style-name="Fonteparág.padrão" style:family="text">
      <style:text-properties style:font-name="Arial" style:font-name-complex="Arial" style:font-weight-complex="bold"/>
    </style:style>
    <style:style style:name="T57" style:parent-style-name="Fonteparág.padrão" style:family="text">
      <style:text-properties style:font-name="Arial" style:font-name-complex="Arial" style:font-weight-complex="bold"/>
    </style:style>
    <style:style style:name="T58" style:parent-style-name="Fonteparág.padrão" style:family="text">
      <style:text-properties style:font-name="Arial" style:font-name-complex="Arial" style:font-weight-complex="bold"/>
    </style:style>
    <style:style style:name="T59" style:parent-style-name="Fonteparág.padrão" style:family="text">
      <style:text-properties style:font-name="Arial" style:font-name-complex="Arial" style:font-weight-complex="bold"/>
    </style:style>
    <style:style style:name="T60" style:parent-style-name="Fonteparág.padrão" style:family="text">
      <style:text-properties style:font-name="Arial" style:font-name-complex="Arial"/>
    </style:style>
    <style:style style:name="T61" style:parent-style-name="Fonteparág.padrão" style:family="text">
      <style:text-properties style:font-name="Arial" style:font-name-complex="Arial"/>
    </style:style>
    <style:style style:name="T62" style:parent-style-name="Fonteparág.padrão" style:family="text">
      <style:text-properties style:font-name="Arial" style:font-name-complex="Arial"/>
    </style:style>
    <style:style style:name="T63" style:parent-style-name="Fonteparág.padrão" style:family="text">
      <style:text-properties style:font-name="Arial" style:font-name-complex="Arial"/>
    </style:style>
    <style:style style:name="T64" style:parent-style-name="Fonteparág.padrão" style:family="text">
      <style:text-properties style:font-name="Arial" style:font-name-complex="Arial"/>
    </style:style>
    <style:style style:name="T65" style:parent-style-name="Fonteparág.padrão" style:family="text">
      <style:text-properties style:font-name="Arial" style:font-name-complex="Arial"/>
    </style:style>
    <style:style style:name="T66" style:parent-style-name="Fonteparág.padrão" style:family="text">
      <style:text-properties style:font-name="Arial" style:font-name-complex="Arial"/>
    </style:style>
    <style:style style:name="T67" style:parent-style-name="Fonteparág.padrão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T68" style:parent-style-name="Fonteparág.padrão" style:family="text">
      <style:text-properties style:font-name="Arial" style:font-name-complex="Arial"/>
    </style:style>
    <style:style style:name="T69" style:parent-style-name="Fonteparág.padrão" style:family="text">
      <style:text-properties style:font-name="Arial" style:font-name-complex="Arial"/>
    </style:style>
    <style:style style:name="T70" style:parent-style-name="Fonteparág.padrão" style:family="text">
      <style:text-properties style:font-name="Arial" style:font-name-complex="Arial"/>
    </style:style>
    <style:style style:name="T71" style:parent-style-name="Fonteparág.padrão" style:family="text">
      <style:text-properties style:font-name="Arial" style:font-name-complex="Arial"/>
    </style:style>
    <style:style style:name="T72" style:parent-style-name="Fonteparág.padrão" style:family="text">
      <style:text-properties style:font-name="Arial" style:font-name-complex="Arial"/>
    </style:style>
    <style:style style:name="T73" style:parent-style-name="Fonteparág.padrão" style:family="text">
      <style:text-properties style:font-name="Arial" style:font-name-complex="Arial"/>
    </style:style>
    <style:style style:name="T74" style:parent-style-name="Fonteparág.padrão" style:family="text">
      <style:text-properties style:font-name="Arial" style:font-name-complex="Arial"/>
    </style:style>
    <style:style style:name="T75" style:parent-style-name="Fonteparág.padrão" style:family="text">
      <style:text-properties style:font-name="Arial" style:font-name-complex="Arial"/>
    </style:style>
    <style:style style:name="T76" style:parent-style-name="Fonteparág.padrão" style:family="text">
      <style:text-properties style:font-name="Arial" style:font-name-complex="Arial"/>
    </style:style>
    <style:style style:name="T77" style:parent-style-name="Fonteparág.padrão" style:family="text">
      <style:text-properties style:font-name="Arial" style:font-name-complex="Arial"/>
    </style:style>
    <style:style style:name="T78" style:parent-style-name="Fonteparág.padrão" style:family="text">
      <style:text-properties style:font-name="Arial" style:font-name-complex="Arial"/>
    </style:style>
    <style:style style:name="T79" style:parent-style-name="Fonteparág.padrão" style:family="text">
      <style:text-properties style:font-name="Arial" style:font-name-complex="Arial"/>
    </style:style>
    <style:style style:name="T80" style:parent-style-name="Fonteparág.padrão" style:family="text">
      <style:text-properties style:font-name="Arial" style:font-name-complex="Arial"/>
    </style:style>
    <style:style style:name="T81" style:parent-style-name="Fonteparág.padrão" style:family="text">
      <style:text-properties style:font-name="Arial" style:font-name-complex="Arial"/>
    </style:style>
    <style:style style:name="T82" style:parent-style-name="Fonteparág.padrão" style:family="text">
      <style:text-properties style:font-name="Arial" style:font-name-complex="Arial"/>
    </style:style>
    <style:style style:name="T83" style:parent-style-name="Fonteparág.padrão" style:family="text">
      <style:text-properties style:font-name="Arial" style:font-name-complex="Arial"/>
    </style:style>
    <style:style style:name="T84" style:parent-style-name="Fonteparág.padrão" style:family="text">
      <style:text-properties style:font-name="Arial" style:font-name-complex="Arial"/>
    </style:style>
    <style:style style:name="T85" style:parent-style-name="Fonteparág.padrão" style:family="text">
      <style:text-properties style:font-name="Arial" style:font-name-complex="Arial"/>
    </style:style>
    <style:style style:name="T86" style:parent-style-name="Fonteparág.padrão" style:family="text">
      <style:text-properties style:font-name="Arial" style:font-name-complex="Arial"/>
    </style:style>
    <style:style style:name="T87" style:parent-style-name="Fonteparág.padrão" style:family="text">
      <style:text-properties style:font-name="Arial" style:font-name-complex="Arial"/>
    </style:style>
    <style:style style:name="T88" style:parent-style-name="Fonteparág.padrão" style:family="text">
      <style:text-properties style:font-name="Arial" style:font-name-complex="Arial"/>
    </style:style>
    <style:style style:name="T89" style:parent-style-name="Fonteparág.padrão" style:family="text">
      <style:text-properties style:font-name="Arial" style:font-name-complex="Arial"/>
    </style:style>
    <style:style style:name="T90" style:parent-style-name="Fonteparág.padrão" style:family="text">
      <style:text-properties style:font-name="Arial" style:font-name-complex="Arial"/>
    </style:style>
    <style:style style:name="T91" style:parent-style-name="Fonteparág.padrão" style:family="text">
      <style:text-properties style:font-name="Arial" style:font-name-complex="Arial"/>
    </style:style>
    <style:style style:name="T92" style:parent-style-name="Fonteparág.padrão" style:family="text">
      <style:text-properties style:font-name="Arial" style:font-name-complex="Arial"/>
    </style:style>
    <style:style style:name="T93" style:parent-style-name="Fonteparág.padrão" style:family="text">
      <style:text-properties style:font-name="Arial" style:font-name-complex="Arial"/>
    </style:style>
    <style:style style:name="T94" style:parent-style-name="Fonteparág.padrão" style:family="text">
      <style:text-properties style:font-name="Arial" style:font-name-complex="Arial"/>
    </style:style>
    <style:style style:name="T95" style:parent-style-name="Fonteparág.padrão" style:family="text">
      <style:text-properties style:font-name="Arial" style:font-name-complex="Arial"/>
    </style:style>
    <style:style style:name="T96" style:parent-style-name="Fonteparág.padrão" style:family="text">
      <style:text-properties style:font-name="Arial" style:font-name-complex="Arial"/>
    </style:style>
    <style:style style:name="T97" style:parent-style-name="Fonteparág.padrão" style:family="text">
      <style:text-properties style:font-name="Arial" style:font-name-complex="Arial"/>
    </style:style>
    <style:style style:name="T98" style:parent-style-name="Fonteparág.padrão" style:family="text">
      <style:text-properties style:font-name="Arial" style:font-name-complex="Arial"/>
    </style:style>
    <style:style style:name="T99" style:parent-style-name="Fonteparág.padrão" style:family="text">
      <style:text-properties style:font-name="Arial" style:font-name-complex="Arial"/>
    </style:style>
    <style:style style:name="T100" style:parent-style-name="Fonteparág.padrão" style:family="text">
      <style:text-properties style:font-name="Arial" style:font-name-complex="Arial"/>
    </style:style>
    <style:style style:name="T101" style:parent-style-name="Fonteparág.padrão" style:family="text">
      <style:text-properties style:font-name="Arial" style:font-name-complex="Arial"/>
    </style:style>
    <style:style style:name="T102" style:parent-style-name="Fonteparág.padrão" style:family="text">
      <style:text-properties style:font-name="Arial" style:font-name-complex="Arial"/>
    </style:style>
    <style:style style:name="T103" style:parent-style-name="Fonteparág.padrão" style:family="text">
      <style:text-properties style:font-name="Arial" style:font-name-complex="Arial"/>
    </style:style>
    <style:style style:name="T104" style:parent-style-name="Fonteparág.padrão" style:family="text">
      <style:text-properties style:font-name="Arial" style:font-name-complex="Arial"/>
    </style:style>
    <style:style style:name="T105" style:parent-style-name="Fonteparág.padrão" style:family="text">
      <style:text-properties style:font-name="Arial" style:font-name-complex="Arial"/>
    </style:style>
    <style:style style:name="T106" style:parent-style-name="Fonteparág.padrão" style:family="text">
      <style:text-properties style:font-name="Arial" style:font-name-complex="Arial"/>
    </style:style>
    <style:style style:name="T107" style:parent-style-name="Fonteparág.padrão" style:family="text">
      <style:text-properties style:font-name="Arial" style:font-name-complex="Arial"/>
    </style:style>
    <style:style style:name="T108" style:parent-style-name="Fonteparág.padrão" style:family="text">
      <style:text-properties style:font-name="Arial" style:font-name-complex="Arial"/>
    </style:style>
    <style:style style:name="T109" style:parent-style-name="Fonteparág.padrão" style:family="text">
      <style:text-properties style:font-name="Arial" style:font-name-complex="Arial"/>
    </style:style>
    <style:style style:name="T110" style:parent-style-name="Fonteparág.padrão" style:family="text">
      <style:text-properties style:font-name="Arial" style:font-name-complex="Arial"/>
    </style:style>
    <style:style style:name="T111" style:parent-style-name="Fonteparág.padrão" style:family="text">
      <style:text-properties style:font-name="Arial" style:font-name-complex="Arial"/>
    </style:style>
    <style:style style:name="T112" style:parent-style-name="Fonteparág.padrão" style:family="text">
      <style:text-properties style:font-name="Arial" style:font-name-complex="Arial"/>
    </style:style>
    <style:style style:name="T113" style:parent-style-name="Fonteparág.padrão" style:family="text">
      <style:text-properties style:font-name="Arial" style:font-name-complex="Arial"/>
    </style:style>
    <style:style style:name="T114" style:parent-style-name="Fonteparág.padrão" style:family="text">
      <style:text-properties style:font-name="Arial" style:font-name-complex="Arial"/>
    </style:style>
    <style:style style:name="T115" style:parent-style-name="Fonteparág.padrão" style:family="text">
      <style:text-properties style:font-name="Arial" style:font-name-complex="Arial"/>
    </style:style>
    <style:style style:name="T116" style:parent-style-name="Fonteparág.padrão" style:family="text">
      <style:text-properties style:font-name="Arial" style:font-name-complex="Arial"/>
    </style:style>
    <style:style style:name="T117" style:parent-style-name="Fonteparág.padrão" style:family="text">
      <style:text-properties style:font-name="Arial" style:font-name-complex="Arial"/>
    </style:style>
    <style:style style:name="T118" style:parent-style-name="Fonteparág.padrão" style:family="text">
      <style:text-properties style:font-name="Arial" style:font-name-complex="Arial"/>
    </style:style>
    <style:style style:name="T119" style:parent-style-name="Fonteparág.padrão" style:family="text">
      <style:text-properties style:font-name="Arial" style:font-name-complex="Arial"/>
    </style:style>
    <style:style style:name="T120" style:parent-style-name="Fonteparág.padrão" style:family="text">
      <style:text-properties style:font-name="Arial" style:font-name-complex="Arial"/>
    </style:style>
    <style:style style:name="T121" style:parent-style-name="Fonteparág.padrão" style:family="text">
      <style:text-properties style:font-name="Arial" style:font-name-complex="Arial"/>
    </style:style>
    <style:style style:name="T122" style:parent-style-name="Fonteparág.padrão" style:family="text">
      <style:text-properties style:font-name="Arial" style:font-name-complex="Arial"/>
    </style:style>
    <style:style style:name="T123" style:parent-style-name="Fonteparág.padrão" style:family="text">
      <style:text-properties style:font-name="Arial" style:font-name-complex="Arial"/>
    </style:style>
    <style:style style:name="T124" style:parent-style-name="Fonteparág.padrão" style:family="text">
      <style:text-properties style:font-name="Arial" style:font-name-complex="Arial"/>
    </style:style>
    <style:style style:name="T125" style:parent-style-name="Fonteparág.padrão" style:family="text">
      <style:text-properties style:font-name="Arial" style:font-name-complex="Arial"/>
    </style:style>
    <style:style style:name="T126" style:parent-style-name="Fonteparág.padrão" style:family="text">
      <style:text-properties style:font-name="Arial" style:font-name-complex="Arial"/>
    </style:style>
    <style:style style:name="T127" style:parent-style-name="Fonteparág.padrão" style:family="text">
      <style:text-properties style:font-name="Arial" style:font-name-complex="Arial"/>
    </style:style>
    <style:style style:name="T128" style:parent-style-name="Fonteparág.padrão" style:family="text">
      <style:text-properties style:font-name="Arial" style:font-name-complex="Arial"/>
    </style:style>
    <style:style style:name="T129" style:parent-style-name="Fonteparág.padrão" style:family="text">
      <style:text-properties style:font-name="Arial" style:font-name-complex="Arial"/>
    </style:style>
    <style:style style:name="T130" style:parent-style-name="Fonteparág.padrão" style:family="text">
      <style:text-properties style:font-name="Arial" style:font-name-complex="Arial"/>
    </style:style>
    <style:style style:name="T131" style:parent-style-name="Fonteparág.padrão" style:family="text">
      <style:text-properties style:font-name="Arial" style:font-name-complex="Arial"/>
    </style:style>
    <style:style style:name="T132" style:parent-style-name="Fonteparág.padrão" style:family="text">
      <style:text-properties style:font-name="Arial" style:font-name-complex="Arial"/>
    </style:style>
    <style:style style:name="P133" style:parent-style-name="NormalWeb" style:family="paragraph">
      <style:paragraph-properties fo:text-align="justify" fo:margin-top="0in" fo:margin-bottom="0in" fo:line-height="150%" fo:text-indent="0.4923in" fo:background-color="#FFFFFF"/>
    </style:style>
    <style:style style:name="T134" style:parent-style-name="Fonteparág.padrão" style:family="text">
      <style:text-properties style:font-name="Arial" style:font-name-complex="Arial"/>
    </style:style>
    <style:style style:name="T135" style:parent-style-name="Fonteparág.padrão" style:family="text">
      <style:text-properties style:font-name="Arial" style:font-name-complex="Arial"/>
    </style:style>
    <style:style style:name="T136" style:parent-style-name="Fonteparág.padrão" style:family="text">
      <style:text-properties style:font-name="Arial" style:font-name-complex="Arial"/>
    </style:style>
    <style:style style:name="T137" style:parent-style-name="Fonteparág.padrão" style:family="text">
      <style:text-properties style:font-name="Arial" style:font-name-complex="Arial"/>
    </style:style>
    <style:style style:name="T138" style:parent-style-name="Fonteparág.padrão" style:family="text">
      <style:text-properties style:font-name="Arial" style:font-name-complex="Arial"/>
    </style:style>
    <style:style style:name="T139" style:parent-style-name="Fonteparág.padrão" style:family="text">
      <style:text-properties style:font-name="Arial" style:font-name-complex="Arial"/>
    </style:style>
    <style:style style:name="T140" style:parent-style-name="Fonteparág.padrão" style:family="text">
      <style:text-properties style:font-name="Arial" style:font-name-complex="Arial"/>
    </style:style>
    <style:style style:name="T141" style:parent-style-name="Fonteparág.padrão" style:family="text">
      <style:text-properties style:font-name="Arial" style:font-name-complex="Arial"/>
    </style:style>
    <style:style style:name="T142" style:parent-style-name="Fonteparág.padrão" style:family="text">
      <style:text-properties style:font-name="Arial" style:font-name-complex="Arial"/>
    </style:style>
    <style:style style:name="T143" style:parent-style-name="Fonteparág.padrão" style:family="text">
      <style:text-properties style:font-name="Arial" style:font-name-complex="Arial"/>
    </style:style>
    <style:style style:name="T144" style:parent-style-name="Fonteparág.padrão" style:family="text">
      <style:text-properties style:font-name="Arial" style:font-name-complex="Arial"/>
    </style:style>
    <style:style style:name="T145" style:parent-style-name="Fonteparág.padrão" style:family="text">
      <style:text-properties style:font-name="Arial" style:font-name-complex="Arial"/>
    </style:style>
    <style:style style:name="T146" style:parent-style-name="Fonteparág.padrão" style:family="text">
      <style:text-properties style:font-name="Arial" style:font-name-complex="Arial"/>
    </style:style>
    <style:style style:name="T147" style:parent-style-name="Fonteparág.padrão" style:family="text">
      <style:text-properties style:font-name="Arial" style:font-name-complex="Arial"/>
    </style:style>
    <style:style style:name="T148" style:parent-style-name="Fonteparág.padrão" style:family="text">
      <style:text-properties style:font-name="Arial" style:font-name-complex="Arial"/>
    </style:style>
    <style:style style:name="T149" style:parent-style-name="Fonteparág.padrão" style:family="text">
      <style:text-properties style:font-name="Arial" style:font-name-complex="Arial"/>
    </style:style>
    <style:style style:name="T150" style:parent-style-name="Fonteparág.padrão" style:family="text">
      <style:text-properties style:font-name="Arial" style:font-name-complex="Arial"/>
    </style:style>
    <style:style style:name="T151" style:parent-style-name="Fonteparág.padrão" style:family="text">
      <style:text-properties style:font-name="Arial" style:font-name-complex="Arial"/>
    </style:style>
    <style:style style:name="T152" style:parent-style-name="Fonteparág.padrão" style:family="text">
      <style:text-properties style:font-name="Arial" style:font-name-complex="Arial"/>
    </style:style>
    <style:style style:name="T153" style:parent-style-name="Fonteparág.padrão" style:family="text">
      <style:text-properties style:font-name="Arial" style:font-name-complex="Arial"/>
    </style:style>
    <style:style style:name="T154" style:parent-style-name="Fonteparág.padrão" style:family="text">
      <style:text-properties style:font-name="Arial" style:font-name-complex="Arial"/>
    </style:style>
    <style:style style:name="T155" style:parent-style-name="Fonteparág.padrão" style:family="text">
      <style:text-properties style:font-name="Arial" style:font-name-complex="Arial"/>
    </style:style>
    <style:style style:name="T156" style:parent-style-name="Fonteparág.padrão" style:family="text">
      <style:text-properties style:font-name="Arial" style:font-name-complex="Arial"/>
    </style:style>
    <style:style style:name="T157" style:parent-style-name="Fonteparág.padrão" style:family="text">
      <style:text-properties style:font-name="Arial" style:font-name-complex="Arial"/>
    </style:style>
    <style:style style:name="T158" style:parent-style-name="Fonteparág.padrão" style:family="text">
      <style:text-properties style:font-name="Arial" style:font-name-complex="Arial"/>
    </style:style>
    <style:style style:name="T159" style:parent-style-name="Fonteparág.padrão" style:family="text">
      <style:text-properties style:font-name="Arial" style:font-name-complex="Arial"/>
    </style:style>
    <style:style style:name="P160" style:parent-style-name="NormalWeb" style:family="paragraph">
      <style:paragraph-properties fo:text-align="justify" fo:margin-top="0in" fo:margin-bottom="0in" fo:line-height="150%" fo:text-indent="0.4923in" fo:background-color="#FFFFFF"/>
    </style:style>
    <style:style style:name="T161" style:parent-style-name="Fonteparág.padrão" style:family="text">
      <style:text-properties style:font-name="Arial" style:font-name-complex="Arial"/>
    </style:style>
    <style:style style:name="T162" style:parent-style-name="Fonteparág.padrão" style:family="text">
      <style:text-properties style:font-name="Arial" style:font-name-complex="Arial"/>
    </style:style>
    <style:style style:name="T163" style:parent-style-name="Fonteparág.padrão" style:family="text">
      <style:text-properties style:font-name="Arial" style:font-name-complex="Arial"/>
    </style:style>
    <style:style style:name="T164" style:parent-style-name="Fonteparág.padrão" style:family="text">
      <style:text-properties style:font-name="Arial" style:font-name-complex="Arial"/>
    </style:style>
    <style:style style:name="T165" style:parent-style-name="Fonteparág.padrão" style:family="text">
      <style:text-properties style:font-name="Arial" style:font-name-complex="Arial"/>
    </style:style>
    <style:style style:name="T166" style:parent-style-name="Fonteparág.padrão" style:family="text">
      <style:text-properties style:font-name="Arial" style:font-name-complex="Arial"/>
    </style:style>
    <style:style style:name="T167" style:parent-style-name="Fonteparág.padrão" style:family="text">
      <style:text-properties style:font-name="Arial" style:font-name-complex="Arial"/>
    </style:style>
    <style:style style:name="T168" style:parent-style-name="Fonteparág.padrão" style:family="text">
      <style:text-properties style:font-name="Arial" style:font-name-complex="Arial"/>
    </style:style>
    <style:style style:name="T169" style:parent-style-name="Fonteparág.padrão" style:family="text">
      <style:text-properties style:font-name="Arial" style:font-name-complex="Arial"/>
    </style:style>
    <style:style style:name="T170" style:parent-style-name="Fonteparág.padrão" style:family="text">
      <style:text-properties style:font-name="Arial" style:font-name-complex="Arial"/>
    </style:style>
    <style:style style:name="T171" style:parent-style-name="Fonteparág.padrão" style:family="text">
      <style:text-properties style:font-name="Arial" style:font-name-complex="Arial"/>
    </style:style>
    <style:style style:name="T172" style:parent-style-name="Fonteparág.padrão" style:family="text">
      <style:text-properties style:font-name="Arial" style:font-name-complex="Arial"/>
    </style:style>
    <style:style style:name="T173" style:parent-style-name="Fonteparág.padrão" style:family="text">
      <style:text-properties style:font-name="Arial" style:font-name-complex="Arial"/>
    </style:style>
    <style:style style:name="T174" style:parent-style-name="Fonteparág.padrão" style:family="text">
      <style:text-properties style:font-name="Arial" style:font-name-complex="Arial"/>
    </style:style>
    <style:style style:name="T175" style:parent-style-name="Fonteparág.padrão" style:family="text">
      <style:text-properties style:font-name="Arial" style:font-name-complex="Arial"/>
    </style:style>
    <style:style style:name="T176" style:parent-style-name="Fonteparág.padrão" style:family="text">
      <style:text-properties style:font-name="Arial" style:font-name-complex="Arial"/>
    </style:style>
    <style:style style:name="T177" style:parent-style-name="Fonteparág.padrão" style:family="text">
      <style:text-properties style:font-name="Arial" style:font-name-complex="Arial"/>
    </style:style>
    <style:style style:name="T178" style:parent-style-name="Fonteparág.padrão" style:family="text">
      <style:text-properties style:font-name="Arial" style:font-name-complex="Arial"/>
    </style:style>
    <style:style style:name="T179" style:parent-style-name="Fonteparág.padrão" style:family="text">
      <style:text-properties style:font-name="Arial" style:font-name-complex="Arial"/>
    </style:style>
    <style:style style:name="T180" style:parent-style-name="Fonteparág.padrão" style:family="text">
      <style:text-properties style:font-name="Arial" style:font-name-complex="Arial"/>
    </style:style>
    <style:style style:name="T181" style:parent-style-name="Fonteparág.padrão" style:family="text">
      <style:text-properties style:font-name="Arial" style:font-name-complex="Arial"/>
    </style:style>
    <style:style style:name="T182" style:parent-style-name="Fonteparág.padrão" style:family="text">
      <style:text-properties style:font-name="Arial" style:font-name-complex="Arial"/>
    </style:style>
    <style:style style:name="T183" style:parent-style-name="Fonteparág.padrão" style:family="text">
      <style:text-properties style:font-name="Arial" style:font-name-complex="Arial"/>
    </style:style>
    <style:style style:name="T184" style:parent-style-name="Fonteparág.padrão" style:family="text">
      <style:text-properties style:font-name="Arial" style:font-name-complex="Arial"/>
    </style:style>
    <style:style style:name="T185" style:parent-style-name="Fonteparág.padrão" style:family="text">
      <style:text-properties style:font-name="Arial" style:font-name-complex="Arial"/>
    </style:style>
    <style:style style:name="T186" style:parent-style-name="Fonteparág.padrão" style:family="text">
      <style:text-properties style:font-name="Arial" style:font-name-complex="Arial"/>
    </style:style>
    <style:style style:name="T187" style:parent-style-name="Fonteparág.padrão" style:family="text">
      <style:text-properties style:font-name="Arial" style:font-name-complex="Arial"/>
    </style:style>
    <style:style style:name="T188" style:parent-style-name="Fonteparág.padrão" style:family="text">
      <style:text-properties style:font-name="Arial" style:font-name-complex="Arial"/>
    </style:style>
    <style:style style:name="T189" style:parent-style-name="Fonteparág.padrão" style:family="text">
      <style:text-properties style:font-name="Arial" style:font-name-complex="Arial"/>
    </style:style>
    <style:style style:name="T190" style:parent-style-name="Fonteparág.padrão" style:family="text">
      <style:text-properties style:font-name="Arial" style:font-name-complex="Arial"/>
    </style:style>
    <style:style style:name="T191" style:parent-style-name="Fonteparág.padrão" style:family="text">
      <style:text-properties style:font-name="Arial" style:font-name-complex="Arial"/>
    </style:style>
    <style:style style:name="T192" style:parent-style-name="Fonteparág.padrão" style:family="text">
      <style:text-properties style:font-name="Arial" style:font-name-complex="Arial"/>
    </style:style>
    <style:style style:name="T193" style:parent-style-name="Fonteparág.padrão" style:family="text">
      <style:text-properties style:font-name="Arial" style:font-name-complex="Arial"/>
    </style:style>
    <style:style style:name="T194" style:parent-style-name="Fonteparág.padrão" style:family="text">
      <style:text-properties style:font-name="Arial" style:font-name-complex="Arial" fo:background-color="#FFFFFF"/>
    </style:style>
    <style:style style:name="T195" style:parent-style-name="Fonteparág.padrão" style:family="text">
      <style:text-properties style:font-name="Arial" style:font-name-complex="Arial" fo:background-color="#FFFFFF"/>
    </style:style>
    <style:style style:name="T196" style:parent-style-name="Fonteparág.padrão" style:family="text">
      <style:text-properties style:font-name="Arial" style:font-name-complex="Arial" fo:background-color="#FFFFFF"/>
    </style:style>
    <style:style style:name="T197" style:parent-style-name="Fonteparág.padrão" style:family="text">
      <style:text-properties style:font-name="Arial" style:font-name-complex="Arial"/>
    </style:style>
    <style:style style:name="T198" style:parent-style-name="Fonteparág.padrão" style:family="text">
      <style:text-properties style:font-name="Arial" style:font-name-complex="Arial"/>
    </style:style>
    <style:style style:name="T199" style:parent-style-name="Fonteparág.padrão" style:family="text">
      <style:text-properties style:font-name="Arial" style:font-name-complex="Arial"/>
    </style:style>
    <style:style style:name="T200" style:parent-style-name="Fonteparág.padrão" style:family="text">
      <style:text-properties style:font-name="Arial" style:font-name-complex="Arial"/>
    </style:style>
    <style:style style:name="T201" style:parent-style-name="Fonteparág.padrão" style:family="text">
      <style:text-properties style:font-name="Arial" style:font-name-complex="Arial"/>
    </style:style>
    <style:style style:name="T202" style:parent-style-name="Fonteparág.padrão" style:family="text">
      <style:text-properties style:font-name="Arial" style:font-name-complex="Arial"/>
    </style:style>
    <style:style style:name="T203" style:parent-style-name="Fonteparág.padrão" style:family="text">
      <style:text-properties style:font-name="Arial" style:font-name-complex="Arial"/>
    </style:style>
    <style:style style:name="T204" style:parent-style-name="Fonteparág.padrão" style:family="text">
      <style:text-properties style:font-name="Arial" style:font-name-complex="Arial"/>
    </style:style>
    <style:style style:name="T205" style:parent-style-name="Fonteparág.padrão" style:family="text">
      <style:text-properties style:font-name="Arial" style:font-name-complex="Arial"/>
    </style:style>
    <style:style style:name="T206" style:parent-style-name="Fonteparág.padrão" style:family="text">
      <style:text-properties style:font-name="Arial" style:font-name-complex="Arial"/>
    </style:style>
    <style:style style:name="T207" style:parent-style-name="Fonteparág.padrão" style:family="text">
      <style:text-properties style:font-name="Arial" style:font-name-complex="Arial"/>
    </style:style>
    <style:style style:name="T208" style:parent-style-name="Fonteparág.padrão" style:family="text">
      <style:text-properties style:font-name="Arial" style:font-name-complex="Arial"/>
    </style:style>
    <style:style style:name="T209" style:parent-style-name="Fonteparág.padrão" style:family="text">
      <style:text-properties style:font-name="Arial" style:font-name-complex="Arial"/>
    </style:style>
    <style:style style:name="T210" style:parent-style-name="Fonteparág.padrão" style:family="text">
      <style:text-properties style:font-name="Arial" style:font-name-complex="Arial"/>
    </style:style>
    <style:style style:name="T211" style:parent-style-name="Fonteparág.padrão" style:family="text">
      <style:text-properties style:font-name="Arial" style:font-name-complex="Arial"/>
    </style:style>
    <style:style style:name="T212" style:parent-style-name="Fonteparág.padrão" style:family="text">
      <style:text-properties style:font-name="Arial" style:font-name-complex="Arial"/>
    </style:style>
    <style:style style:name="T213" style:parent-style-name="Fonteparág.padrão" style:family="text">
      <style:text-properties style:font-name="Arial" style:font-name-complex="Arial"/>
    </style:style>
    <style:style style:name="T214" style:parent-style-name="Fonteparág.padrão" style:family="text">
      <style:text-properties style:font-name="Arial" style:font-name-complex="Arial"/>
    </style:style>
    <style:style style:name="T215" style:parent-style-name="Fonteparág.padrão" style:family="text">
      <style:text-properties style:font-name="Arial" style:font-name-complex="Arial"/>
    </style:style>
    <style:style style:name="T216" style:parent-style-name="Fonteparág.padrão" style:family="text">
      <style:text-properties style:font-name="Arial" style:font-name-complex="Arial"/>
    </style:style>
    <style:style style:name="T217" style:parent-style-name="Fonteparág.padrão" style:family="text">
      <style:text-properties style:font-name="Arial" style:font-name-complex="Arial"/>
    </style:style>
    <style:style style:name="T218" style:parent-style-name="Fonteparág.padrão" style:family="text">
      <style:text-properties style:font-name="Arial" style:font-name-complex="Arial"/>
    </style:style>
    <style:style style:name="T219" style:parent-style-name="Fonteparág.padrão" style:family="text">
      <style:text-properties style:font-name="Arial" style:font-name-complex="Arial"/>
    </style:style>
    <style:style style:name="T220" style:parent-style-name="Fonteparág.padrão" style:family="text">
      <style:text-properties style:font-name="Arial" style:font-name-complex="Arial"/>
    </style:style>
    <style:style style:name="T221" style:parent-style-name="Fonteparág.padrão" style:family="text">
      <style:text-properties style:font-name="Arial" style:font-name-complex="Arial"/>
    </style:style>
    <style:style style:name="T222" style:parent-style-name="Fonteparág.padrão" style:family="text">
      <style:text-properties style:font-name="Arial" style:font-name-complex="Arial"/>
    </style:style>
    <style:style style:name="T223" style:parent-style-name="Fonteparág.padrão" style:family="text">
      <style:text-properties style:font-name="Arial" style:font-name-complex="Arial"/>
    </style:style>
    <style:style style:name="T224" style:parent-style-name="Fonteparág.padrão" style:family="text">
      <style:text-properties style:font-name="Arial" style:font-name-complex="Arial"/>
    </style:style>
    <style:style style:name="T225" style:parent-style-name="Fonteparág.padrão" style:family="text">
      <style:text-properties style:font-name="Arial" style:font-name-complex="Arial"/>
    </style:style>
    <style:style style:name="T226" style:parent-style-name="Fonteparág.padrão" style:family="text">
      <style:text-properties style:font-name="Arial" style:font-name-complex="Arial"/>
    </style:style>
    <style:style style:name="T227" style:parent-style-name="Fonteparág.padrão" style:family="text">
      <style:text-properties style:font-name="Arial" style:font-name-complex="Arial"/>
    </style:style>
    <style:style style:name="T228" style:parent-style-name="Fonteparág.padrão" style:family="text">
      <style:text-properties style:font-name="Arial" style:font-name-complex="Arial"/>
    </style:style>
    <style:style style:name="T229" style:parent-style-name="Fonteparág.padrão" style:family="text">
      <style:text-properties style:font-name="Arial" style:font-name-complex="Arial"/>
    </style:style>
    <style:style style:name="T230" style:parent-style-name="Fonteparág.padrão" style:family="text">
      <style:text-properties style:font-name="Arial" style:font-name-complex="Arial"/>
    </style:style>
    <style:style style:name="P231" style:parent-style-name="NormalWeb" style:family="paragraph">
      <style:paragraph-properties fo:text-align="justify" fo:margin-top="0in" fo:margin-bottom="0in" fo:line-height="150%" fo:text-indent="0.4923in" fo:background-color="#FFFFFF"/>
    </style:style>
    <style:style style:name="T232" style:parent-style-name="Fonteparág.padrão" style:family="text">
      <style:text-properties style:font-name="Arial" style:font-name-complex="Arial"/>
    </style:style>
    <style:style style:name="T233" style:parent-style-name="Fonteparág.padrão" style:family="text">
      <style:text-properties style:font-name="Arial" style:font-name-complex="Arial"/>
    </style:style>
    <style:style style:name="T234" style:parent-style-name="Fonteparág.padrão" style:family="text">
      <style:text-properties style:font-name="Arial" style:font-name-complex="Arial"/>
    </style:style>
    <style:style style:name="T235" style:parent-style-name="Fonteparág.padrão" style:family="text">
      <style:text-properties style:font-name="Arial" style:font-name-complex="Arial"/>
    </style:style>
    <style:style style:name="T236" style:parent-style-name="Fonteparág.padrão" style:family="text">
      <style:text-properties style:font-name="Arial" style:font-name-complex="Arial"/>
    </style:style>
    <style:style style:name="T237" style:parent-style-name="Fonteparág.padrão" style:family="text">
      <style:text-properties style:font-name="Arial" style:font-name-complex="Arial"/>
    </style:style>
    <style:style style:name="T238" style:parent-style-name="Fonteparág.padrão" style:family="text">
      <style:text-properties style:font-name="Arial" style:font-name-complex="Arial"/>
    </style:style>
    <style:style style:name="T239" style:parent-style-name="Fonteparág.padrão" style:family="text">
      <style:text-properties style:font-name="Arial" style:font-name-complex="Arial"/>
    </style:style>
    <style:style style:name="T240" style:parent-style-name="Fonteparág.padrão" style:family="text">
      <style:text-properties style:font-name="Arial" style:font-name-complex="Arial"/>
    </style:style>
    <style:style style:name="T241" style:parent-style-name="Fonteparág.padrão" style:family="text">
      <style:text-properties style:font-name="Arial" style:font-name-complex="Arial"/>
    </style:style>
    <style:style style:name="T242" style:parent-style-name="Fonteparág.padrão" style:family="text">
      <style:text-properties style:font-name="Arial" style:font-name-complex="Arial"/>
    </style:style>
    <style:style style:name="T243" style:parent-style-name="Fonteparág.padrão" style:family="text">
      <style:text-properties style:font-name="Arial" style:font-name-complex="Arial"/>
    </style:style>
    <style:style style:name="T244" style:parent-style-name="Fonteparág.padrão" style:family="text">
      <style:text-properties style:font-name="Arial" style:font-name-complex="Arial"/>
    </style:style>
    <style:style style:name="T245" style:parent-style-name="Fonteparág.padrão" style:family="text">
      <style:text-properties style:font-name="Arial" style:font-name-complex="Arial"/>
    </style:style>
    <style:style style:name="T246" style:parent-style-name="Fonteparág.padrão" style:family="text">
      <style:text-properties style:font-name="Arial" style:font-name-complex="Arial"/>
    </style:style>
    <style:style style:name="T247" style:parent-style-name="Fonteparág.padrão" style:family="text">
      <style:text-properties style:font-name="Arial" style:font-name-complex="Arial"/>
    </style:style>
    <style:style style:name="T248" style:parent-style-name="Fonteparág.padrão" style:family="text">
      <style:text-properties style:font-name="Arial" style:font-name-complex="Arial"/>
    </style:style>
    <style:style style:name="T249" style:parent-style-name="Fonteparág.padrão" style:family="text">
      <style:text-properties style:font-name="Arial" style:font-name-complex="Arial"/>
    </style:style>
    <style:style style:name="T250" style:parent-style-name="Fonteparág.padrão" style:family="text">
      <style:text-properties style:font-name="Arial" style:font-name-complex="Arial"/>
    </style:style>
    <style:style style:name="T251" style:parent-style-name="Fonteparág.padrão" style:family="text">
      <style:text-properties style:font-name="Arial" style:font-name-complex="Arial"/>
    </style:style>
    <style:style style:name="T252" style:parent-style-name="Fonteparág.padrão" style:family="text">
      <style:text-properties style:font-name="Arial" style:font-name-complex="Arial"/>
    </style:style>
    <style:style style:name="T253" style:parent-style-name="Fonteparág.padrão" style:family="text">
      <style:text-properties style:font-name="Arial" style:font-name-complex="Arial"/>
    </style:style>
    <style:style style:name="T254" style:parent-style-name="Fonteparág.padrão" style:family="text">
      <style:text-properties style:font-name="Arial" style:font-name-complex="Arial"/>
    </style:style>
    <style:style style:name="T255" style:parent-style-name="Fonteparág.padrão" style:family="text">
      <style:text-properties style:font-name="Arial" style:font-name-complex="Arial"/>
    </style:style>
    <style:style style:name="T256" style:parent-style-name="Fonteparág.padrão" style:family="text">
      <style:text-properties style:font-name="Arial" style:font-name-complex="Arial"/>
    </style:style>
    <style:style style:name="T257" style:parent-style-name="Fonteparág.padrão" style:family="text">
      <style:text-properties style:font-name="Arial" style:font-name-complex="Arial"/>
    </style:style>
    <style:style style:name="T258" style:parent-style-name="Fonteparág.padrão" style:family="text">
      <style:text-properties style:font-name="Arial" style:font-name-complex="Arial"/>
    </style:style>
    <style:style style:name="T259" style:parent-style-name="Fonteparág.padrão" style:family="text">
      <style:text-properties style:font-name="Arial" style:font-name-complex="Arial"/>
    </style:style>
    <style:style style:name="T260" style:parent-style-name="Fonteparág.padrão" style:family="text">
      <style:text-properties style:font-name="Arial" style:font-name-complex="Arial"/>
    </style:style>
    <style:style style:name="T261" style:parent-style-name="Fonteparág.padrão" style:family="text">
      <style:text-properties style:font-name="Arial" style:font-name-complex="Arial"/>
    </style:style>
    <style:style style:name="T262" style:parent-style-name="Fonteparág.padrão" style:family="text">
      <style:text-properties style:font-name="Arial" style:font-name-complex="Arial"/>
    </style:style>
    <style:style style:name="T263" style:parent-style-name="Fonteparág.padrão" style:family="text">
      <style:text-properties style:font-name="Arial" style:font-name-complex="Arial"/>
    </style:style>
    <style:style style:name="T264" style:parent-style-name="Fonteparág.padrão" style:family="text">
      <style:text-properties style:font-name="Arial" style:font-name-complex="Arial"/>
    </style:style>
    <style:style style:name="T265" style:parent-style-name="Fonteparág.padrão" style:family="text">
      <style:text-properties style:font-name="Arial" style:font-name-complex="Arial"/>
    </style:style>
    <style:style style:name="T266" style:parent-style-name="Fonteparág.padrão" style:family="text">
      <style:text-properties style:font-name="Arial" style:font-name-complex="Arial"/>
    </style:style>
    <style:style style:name="T267" style:parent-style-name="Fonteparág.padrão" style:family="text">
      <style:text-properties style:font-name="Arial" style:font-name-complex="Arial"/>
    </style:style>
    <style:style style:name="T268" style:parent-style-name="Fonteparág.padrão" style:family="text">
      <style:text-properties style:font-name="Arial" style:font-name-complex="Arial"/>
    </style:style>
    <style:style style:name="T269" style:parent-style-name="Fonteparág.padrão" style:family="text">
      <style:text-properties style:font-name="Arial" style:font-name-complex="Arial"/>
    </style:style>
    <style:style style:name="T270" style:parent-style-name="Fonteparág.padrão" style:family="text">
      <style:text-properties style:font-name="Arial" style:font-name-complex="Arial"/>
    </style:style>
    <style:style style:name="T271" style:parent-style-name="Fonteparág.padrão" style:family="text">
      <style:text-properties style:font-name="Arial" style:font-name-complex="Arial"/>
    </style:style>
    <style:style style:name="T272" style:parent-style-name="Fonteparág.padrão" style:family="text">
      <style:text-properties style:font-name="Arial" style:font-name-complex="Arial"/>
    </style:style>
    <style:style style:name="T273" style:parent-style-name="Fonteparág.padrão" style:family="text">
      <style:text-properties style:font-name="Arial" style:font-name-complex="Arial"/>
    </style:style>
    <style:style style:name="T274" style:parent-style-name="Fonteparág.padrão" style:family="text">
      <style:text-properties style:font-name="Arial" style:font-name-complex="Arial"/>
    </style:style>
    <style:style style:name="T275" style:parent-style-name="Fonteparág.padrão" style:family="text">
      <style:text-properties style:font-name="Arial" style:font-name-complex="Arial"/>
    </style:style>
    <style:style style:name="T276" style:parent-style-name="Fonteparág.padrão" style:family="text">
      <style:text-properties style:font-name="Arial" style:font-name-complex="Arial"/>
    </style:style>
    <style:style style:name="T277" style:parent-style-name="Fonteparág.padrão" style:family="text">
      <style:text-properties style:font-name="Arial" style:font-name-complex="Arial"/>
    </style:style>
    <style:style style:name="T278" style:parent-style-name="Fonteparág.padrão" style:family="text">
      <style:text-properties style:font-name="Arial" style:font-name-complex="Arial"/>
    </style:style>
    <style:style style:name="T279" style:parent-style-name="Fonteparág.padrão" style:family="text">
      <style:text-properties style:font-name="Arial" style:font-name-complex="Arial"/>
    </style:style>
    <style:style style:name="T280" style:parent-style-name="Fonteparág.padrão" style:family="text">
      <style:text-properties style:font-name="Arial" style:font-name-complex="Arial"/>
    </style:style>
    <style:style style:name="T281" style:parent-style-name="Fonteparág.padrão" style:family="text">
      <style:text-properties style:font-name="Arial" style:font-name-complex="Arial"/>
    </style:style>
    <style:style style:name="T282" style:parent-style-name="Fonteparág.padrão" style:family="text">
      <style:text-properties style:font-name="Arial" style:font-name-complex="Arial"/>
    </style:style>
    <style:style style:name="T283" style:parent-style-name="Fonteparág.padrão" style:family="text">
      <style:text-properties style:font-name="Arial" style:font-name-complex="Arial"/>
    </style:style>
    <style:style style:name="T284" style:parent-style-name="Fonteparág.padrão" style:family="text">
      <style:text-properties style:font-name="Arial" style:font-name-complex="Arial"/>
    </style:style>
    <style:style style:name="T285" style:parent-style-name="Fonteparág.padrão" style:family="text">
      <style:text-properties style:font-name="Arial" style:font-name-complex="Arial"/>
    </style:style>
    <style:style style:name="T286" style:parent-style-name="Fonteparág.padrão" style:family="text">
      <style:text-properties style:font-name="Arial" style:font-name-complex="Arial"/>
    </style:style>
    <style:style style:name="T287" style:parent-style-name="Fonteparág.padrão" style:family="text">
      <style:text-properties style:font-name="Arial" style:font-name-complex="Arial"/>
    </style:style>
    <style:style style:name="T288" style:parent-style-name="Fonteparág.padrão" style:family="text">
      <style:text-properties style:font-name="Arial" style:font-name-complex="Arial"/>
    </style:style>
    <style:style style:name="T289" style:parent-style-name="Fonteparág.padrão" style:family="text">
      <style:text-properties style:font-name="Arial" style:font-name-complex="Arial"/>
    </style:style>
    <style:style style:name="T290" style:parent-style-name="Fonteparág.padrão" style:family="text">
      <style:text-properties style:font-name="Arial" style:font-name-complex="Arial"/>
    </style:style>
    <style:style style:name="P291" style:parent-style-name="NormalWeb" style:family="paragraph">
      <style:paragraph-properties fo:text-align="justify" fo:margin-top="0in" fo:margin-bottom="0in" fo:line-height="150%" fo:text-indent="0.4923in" fo:background-color="#FFFFFF"/>
    </style:style>
    <style:style style:name="T292" style:parent-style-name="Fonteparág.padrão" style:family="text">
      <style:text-properties style:font-name="Arial" style:font-name-complex="Arial"/>
    </style:style>
    <style:style style:name="T293" style:parent-style-name="Fonteparág.padrão" style:family="text">
      <style:text-properties style:font-name="Arial" style:font-name-complex="Arial"/>
    </style:style>
    <style:style style:name="T294" style:parent-style-name="Fonteparág.padrão" style:family="text">
      <style:text-properties style:font-name="Arial" style:font-name-complex="Arial"/>
    </style:style>
    <style:style style:name="T295" style:parent-style-name="Fonteparág.padrão" style:family="text">
      <style:text-properties style:font-name="Arial" style:font-name-complex="Arial"/>
    </style:style>
    <style:style style:name="T296" style:parent-style-name="Fonteparág.padrão" style:family="text">
      <style:text-properties style:font-name="Arial" style:font-name-complex="Arial"/>
    </style:style>
    <style:style style:name="T297" style:parent-style-name="Fonteparág.padrão" style:family="text">
      <style:text-properties style:font-name="Arial" style:font-name-complex="Arial"/>
    </style:style>
    <style:style style:name="T298" style:parent-style-name="Fonteparág.padrão" style:family="text">
      <style:text-properties style:font-name="Arial" style:font-name-complex="Arial"/>
    </style:style>
    <style:style style:name="T299" style:parent-style-name="Fonteparág.padrão" style:family="text">
      <style:text-properties style:font-name="Arial" style:font-name-complex="Arial"/>
    </style:style>
    <style:style style:name="T300" style:parent-style-name="Fonteparág.padrão" style:family="text">
      <style:text-properties style:font-name="Arial" style:font-name-complex="Arial"/>
    </style:style>
    <style:style style:name="T301" style:parent-style-name="Fonteparág.padrão" style:family="text">
      <style:text-properties style:font-name="Arial" style:font-name-complex="Arial"/>
    </style:style>
    <style:style style:name="T302" style:parent-style-name="Fonteparág.padrão" style:family="text">
      <style:text-properties style:font-name="Arial" style:font-name-complex="Arial"/>
    </style:style>
    <style:style style:name="T303" style:parent-style-name="Fonteparág.padrão" style:family="text">
      <style:text-properties style:font-name="Arial" style:font-name-complex="Arial"/>
    </style:style>
    <style:style style:name="T304" style:parent-style-name="Fonteparág.padrão" style:family="text">
      <style:text-properties style:font-name="Arial" style:font-name-complex="Arial"/>
    </style:style>
    <style:style style:name="T305" style:parent-style-name="Fonteparág.padrão" style:family="text">
      <style:text-properties style:font-name="Arial" style:font-name-complex="Arial"/>
    </style:style>
    <style:style style:name="T306" style:parent-style-name="Fonteparág.padrão" style:family="text">
      <style:text-properties style:font-name="Arial" style:font-name-complex="Arial"/>
    </style:style>
    <style:style style:name="T307" style:parent-style-name="Fonteparág.padrão" style:family="text">
      <style:text-properties style:font-name="Arial" style:font-name-complex="Arial"/>
    </style:style>
    <style:style style:name="T308" style:parent-style-name="Fonteparág.padrão" style:family="text">
      <style:text-properties style:font-name="Arial" style:font-name-complex="Arial"/>
    </style:style>
    <style:style style:name="T309" style:parent-style-name="Fonteparág.padrão" style:family="text">
      <style:text-properties style:font-name="Arial" style:font-name-complex="Arial"/>
    </style:style>
    <style:style style:name="T310" style:parent-style-name="Fonteparág.padrão" style:family="text">
      <style:text-properties style:font-name="Arial" style:font-name-complex="Arial"/>
    </style:style>
    <style:style style:name="T311" style:parent-style-name="Fonteparág.padrão" style:family="text">
      <style:text-properties style:font-name="Arial" style:font-name-complex="Arial"/>
    </style:style>
    <style:style style:name="T312" style:parent-style-name="Fonteparág.padrão" style:family="text">
      <style:text-properties style:font-name="Arial" style:font-name-complex="Arial"/>
    </style:style>
    <style:style style:name="T313" style:parent-style-name="Fonteparág.padrão" style:family="text">
      <style:text-properties style:font-name="Arial" style:font-name-complex="Arial"/>
    </style:style>
    <style:style style:name="P314" style:parent-style-name="NormalWeb" style:family="paragraph">
      <style:paragraph-properties fo:text-align="justify" fo:margin-top="0in" fo:margin-bottom="0in" fo:line-height="150%" fo:margin-left="3.4465in" fo:background-color="#FFFFFF">
        <style:tab-stops/>
      </style:paragraph-properties>
    </style:style>
    <style:style style:name="T315" style:parent-style-name="Fonteparág.padrão" style:family="text">
      <style:text-properties style:font-name="Arial" style:font-name-complex="Arial"/>
    </style:style>
    <style:style style:name="T316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</office:automatic-styles>
  <office:body>
    <office:text text:use-soft-page-breaks="true">
      <text:p text:style-name="P1">APRESENTAÇÃO DO MANUAL FARMACÊUTICO</text:p>
      <text:p text:style-name="P2"/>
      <text:p text:style-name="P3"><text:span text:style-name="T4">O Manual Farmacêutico eletrônico</text:span><text:span text:style-name="T5"><text:s/>do Hospital São Sebastião (HSS)</text:span><text:span text:style-name="T6"><text:s/>foi desenvo</text:span><text:span text:style-name="T7">l</text:span><text:span text:style-name="T8">vido como uma ferramenta de consulta rápida para a equipe<text:s/></text:span><text:span text:style-name="T9">multiprofissional, visando disseminar informações e orientações corretas e seguras sobre o uso de medicamentos padronizados na instituição, porém afirmamos que as necessidades clínica</text:span><text:span text:style-name="T10">s</text:span><text:span text:style-name="T11"><text:s/>do</text:span><text:span text:style-name="T12">s</text:span><text:span text:style-name="T13"><text:s/>pacie</text:span><text:span text:style-name="T14">n</text:span><text:span text:style-name="T15">te</text:span><text:span text:style-name="T16">s devem ser avaliadas<text:s/></text:span><text:span text:style-name="T17">individualmente.<text:s/></text:span></text:p>
      <text:p text:style-name="P18"><text:span text:style-name="T19">O manual é fruto do tr</text:span><text:span text:style-name="T20">abalho contínuo do time da Comissão de Farmácia e Ter</text:span><text:span text:style-name="T21">a</text:span><text:span text:style-name="T22">pêutica (CFT), farmacêuticas e Auxiliares de farmácia em parceria do desenvolvimento com<text:s/></text:span><text:span text:style-name="T23">a equipe</text:span><text:span text:style-name="T24"><text:s/>de Tecnologia da Informação (T.I.) da instituição.</text:span></text:p>
      <text:p text:style-name="P25"><text:span text:style-name="T26">Este manual disponibiliza a relação de Curativos especi</text:span><text:span text:style-name="T27">ais, Dietas industrializadas, M</text:span><text:span text:style-name="T28">aterial<text:s/></text:span><text:span text:style-name="T29">M</text:span><text:span text:style-name="T30">édico<text:s/></text:span><text:span text:style-name="T31">H</text:span><text:span text:style-name="T32">ospitalar (MMH)</text:span><text:span text:style-name="T33"><text:s/>e medicamentos contendo informações sobre princípio at</text:span><text:span text:style-name="T34">i</text:span><text:span text:style-name="T35">vo, cla</text:span><text:span text:style-name="T36">s</text:span><text:span text:style-name="T37">se e su</text:span><text:span text:style-name="T38">b</text:span><text:span text:style-name="T39">cla</text:span><text:span text:style-name="T40">s</text:span><text:span text:style-name="T41">se terapêutica, ind</text:span><text:span text:style-name="T42">icação, contraindicação, dose MÍ</text:span><text:span text:style-name="T43">NIMA e MÁX</text:span><text:span text:style-name="T44">I</text:span><text:span text:style-name="T45">MA us</text:span><text:span text:style-name="T46">u</text:span><text:span text:style-name="T47">al em adulto,<text:s/></text:span><text:span text:style-name="T48">int</text:span><text:span text:style-name="T49">e</text:span><text:span text:style-name="T50">r</text:span><text:span text:style-name="T51">a</text:span><text:span text:style-name="T52">ções medicamentosas, intervenções farmacêuticas, Incompat</text:span><text:span text:style-name="T53">i</text:span><text:span text:style-name="T54">b</text:span><text:span text:style-name="T55">il</text:span><text:span text:style-name="T56">i</text:span><text:span text:style-name="T57">dade</text:span><text:span text:style-name="T58">s</text:span><text:span text:style-name="T59"><text:s/>de vias em Y,</text:span><text:span text:style-name="T60"><text:s/>ajuste posológico de Antibióticos para paciente Renal, Vias de a</text:span><text:span text:style-name="T61">d</text:span><text:span text:style-name="T62">m</text:span><text:span text:style-name="T63">i</text:span><text:span text:style-name="T64">nistr</text:span><text:span text:style-name="T65">a</text:span><text:span text:style-name="T66">ção,<text:s/></text:span><text:span text:style-name="T67">guia para diluição de medicamentos injetáveis</text:span><text:span text:style-name="T68"><text:s/>(reconstituição e diluição), or</text:span><text:span text:style-name="T69">i</text:span><text:span text:style-name="T70">e</text:span><text:span text:style-name="T71">n</text:span><text:span text:style-name="T72">tações para admini</text:span><text:span text:style-name="T73">s</text:span><text:span text:style-name="T74">tr</text:span><text:span text:style-name="T75">a</text:span><text:span text:style-name="T76">ção, conservação e estabilidade,<text:s/></text:span><text:span text:style-name="T77">cuidados específico</text:span><text:span text:style-name="T78">s e m</text:span><text:span text:style-name="T79">o</text:span><text:span text:style-name="T80">n</text:span><text:span text:style-name="T81">i</text:span><text:span text:style-name="T82">t</text:span><text:span text:style-name="T83">o</text:span><text:span text:style-name="T84">ramento</text:span><text:span text:style-name="T85">s</text:span><text:span text:style-name="T86">, S</text:span><text:span text:style-name="T87">o</text:span><text:span text:style-name="T88">luções P</text:span><text:span text:style-name="T89">a</text:span><text:span text:style-name="T90">dronizadas</text:span><text:span text:style-name="T91"><text:s/>de Medicamentos</text:span><text:span text:style-name="T92">, Regulamentação para frascos e mu</text:span><text:span text:style-name="T93">l</text:span><text:span text:style-name="T94">t</text:span><text:span text:style-name="T95">i</text:span><text:span text:style-name="T96">d</text:span><text:span text:style-name="T97">o</text:span><text:span text:style-name="T98">ses, Ale</text:span><text:span text:style-name="T99">r</text:span><text:span text:style-name="T100">g</text:span><text:span text:style-name="T101">i</text:span><text:span text:style-name="T102">as, Antídotos, Medic</text:span><text:span text:style-name="T103">a</text:span><text:span text:style-name="T104">me</text:span><text:span text:style-name="T105">n</text:span><text:span text:style-name="T106">tos com Sinalização de riscos, Medicamentos Com Sons e Gr</text:span><text:span text:style-name="T107">a</text:span><text:span text:style-name="T108">fias semelha</text:span><text:span text:style-name="T109">n</text:span><text:span text:style-name="T110">tes, R</text:span><text:span text:style-name="T111">e</text:span><text:span text:style-name="T112">g</text:span><text:span text:style-name="T113">i</text:span><text:span text:style-name="T114">mento interno de Farmácia, Manual de Boas Prát</text:span><text:span text:style-name="T115">i</text:span><text:span text:style-name="T116">cas Farm</text:span><text:span text:style-name="T117">a</text:span><text:span text:style-name="T118">cêutic</text:span><text:span text:style-name="T119">a, Manual de Antibi</text:span><text:span text:style-name="T120">o</text:span><text:span text:style-name="T121">t</text:span><text:span text:style-name="T122">i</text:span><text:span text:style-name="T123">coterapia, Regimento/</text:span><text:span text:style-name="T124">Portaria da CFT e Proc</text:span><text:span text:style-name="T125">e</text:span><text:span text:style-name="T126">d</text:span><text:span text:style-name="T127">i</text:span><text:span text:style-name="T128">me</text:span><text:span text:style-name="T129">n</text:span><text:span text:style-name="T130">tos Operaci</text:span><text:span text:style-name="T131">o</text:span><text:span text:style-name="T132">nais Padrão (POP´s).</text:span></text:p>
      <text:p text:style-name="P133"><text:span text:style-name="T134">Estão também disponíveis no manual farmacêutico, as normas para prescrição de medicamentos não padronizados, procedimento para inclusão de medicament</text:span><text:span text:style-name="T135">os na p</text:span><text:span text:style-name="T136">a</text:span><text:span text:style-name="T137">dronização, orientações para prescrição de medicamentos sujeitos a controle especial e antimicrobiano</text:span><text:span text:style-name="T138"><text:s/>de acordo com suas normas e<text:s/></text:span><text:span text:style-name="T139">proced</text:span><text:span text:style-name="T140">i</text:span><text:span text:style-name="T141">me</text:span><text:span text:style-name="T142">n</text:span><text:span text:style-name="T143">tos<text:s/></text:span><text:span text:style-name="T144">atrelados ao</text:span><text:span text:style-name="T145"><text:s/>uso de m</text:span><text:span text:style-name="T146">e</text:span><text:span text:style-name="T147">d</text:span><text:span text:style-name="T148">i</text:span><text:span text:style-name="T149">c</text:span><text:span text:style-name="T150">a</text:span><text:span text:style-name="T151">me</text:span><text:span text:style-name="T152">n</text:span><text:span text:style-name="T153">tos e informações de apoio à equipe mult</text:span><text:span text:style-name="T154">i</text:span><text:span text:style-name="T155">profi</text:span><text:span text:style-name="T156">s</text:span><text:span text:style-name="T157">si</text:span><text:span text:style-name="T158">o</text:span><text:span text:style-name="T159">nal.</text:span></text:p>
      <text:p text:style-name="P160"><text:span text:style-name="T161">Todas as rev</text:span><text:span text:style-name="T162">isões, atualizações e alterações</text:span><text:span text:style-name="T163"><text:s/>necessárias na padronização de C</text:span><text:span text:style-name="T164">u</text:span><text:span text:style-name="T165">rativos Especializados</text:span><text:span text:style-name="T166">, Dietas industrializadas, MMH</text:span><text:span text:style-name="T167"><text:s/>e</text:span><text:span text:style-name="T168"><text:s/></text:span><text:span text:style-name="T169">Medicamentos,</text:span><text:span text:style-name="T170"><text:s/>s</text:span><text:span text:style-name="T171">e</text:span><text:span text:style-name="T172">rão apr</text:span><text:span text:style-name="T173">e</text:span><text:span text:style-name="T174">se</text:span><text:span text:style-name="T175">n</text:span><text:span text:style-name="T176">t</text:span><text:span text:style-name="T177">a</text:span><text:span text:style-name="T178">dos e discutidos pela (CFT) considerando os aspectos de efetiv</text:span><text:span text:style-name="T179">i</text:span><text:span text:style-name="T180">dade, seg</text:span><text:span text:style-name="T181">u</text:span><text:span text:style-name="T182">ra</text:span><text:span text:style-name="T183">n</text:span><text:span text:style-name="T184">ça ter</text:span><text:span text:style-name="T185">a</text:span><text:span text:style-name="T186">pê</text:span><text:span text:style-name="T187">u</text:span><text:span text:style-name="T188">tica, farmacocinética,</text:span><text:span text:style-name="T189"><text:s/>farmacotécnica e farmacoeconomia, anal</text:span><text:span text:style-name="T190">i</text:span><text:span text:style-name="T191">sando as rel</text:span><text:span text:style-name="T192">a</text:span><text:span text:style-name="T193">ções<text:s/></text:span><text:span text:style-name="T194">cu</text:span><text:span text:style-name="T195">s</text:span><text:span text:style-name="T196">to-utilidade, custo-benefício e custo-efetividade</text:span><text:span text:style-name="T197">, além de avaliarem as a</text:span><text:span text:style-name="T198">l</text:span><text:span text:style-name="T199">te</text:span><text:span text:style-name="T200">r</text:span><text:span text:style-name="T201">nat</text:span><text:span text:style-name="T202">i</text:span><text:span text:style-name="T203">vas t</text:span><text:span text:style-name="T204">e</text:span><text:span text:style-name="T205">r</text:span><text:span text:style-name="T206">a</text:span><text:span text:style-name="T207">pêut</text:span><text:span text:style-name="T208">i</text:span><text:span text:style-name="T209">cas disponíveis na instituição. Bem como suas referências bibli</text:span><text:span text:style-name="T210">o</text:span><text:span text:style-name="T211">gráf</text:span><text:span text:style-name="T212">i</text:span><text:span text:style-name="T213">cas, ev</text:span><text:span text:style-name="T214">i</text:span><text:span text:style-name="T215">denc</text:span><text:span text:style-name="T216">i</text:span><text:span text:style-name="T217">a</text:span><text:span text:style-name="T218">n</text:span><text:span text:style-name="T219">do a origem dos d</text:span><text:span text:style-name="T220">ados fornecidos e possibilitando a busca por info</text:span><text:span text:style-name="T221">r</text:span><text:span text:style-name="T222">m</text:span><text:span text:style-name="T223">a</text:span><text:span text:style-name="T224">ções co</text:span><text:span text:style-name="T225">m</text:span><text:span text:style-name="T226">pl</text:span><text:span text:style-name="T227">e</text:span><text:span text:style-name="T228">ment</text:span><text:span text:style-name="T229">a</text:span><text:span text:style-name="T230">res.</text:span></text:p>
      <text:p text:style-name="P231"><text:span text:style-name="T232">Como forma de c</text:span><text:span text:style-name="T233">olaboração significativa<text:s/></text:span><text:span text:style-name="T234">das metas internacionais de segurança de paciente que visa melhorar a</text:span><text:span text:style-name="T235"><text:s/>s</text:span><text:span text:style-name="T236">e</text:span><text:span text:style-name="T237">g</text:span><text:span text:style-name="T238">u</text:span><text:span text:style-name="T239">ra</text:span><text:span text:style-name="T240">n</text:span><text:span text:style-name="T241">ça na pre</text:span><text:span text:style-name="T242">s</text:span><text:span text:style-name="T243">cr</text:span><text:span text:style-name="T244">i</text:span><text:span text:style-name="T245">ção</text:span><text:span text:style-name="T246">, no uso</text:span><text:span text:style-name="T247"><text:s/>e a</text:span><text:span text:style-name="T248">d</text:span><text:span text:style-name="T249">m</text:span><text:span text:style-name="T250">i</text:span><text:span text:style-name="T251">ni</text:span><text:span text:style-name="T252">s</text:span><text:span text:style-name="T253">tr</text:span><text:span text:style-name="T254">a</text:span><text:span text:style-name="T255">ção de t</text:span><text:span text:style-name="T256">o</text:span><text:span text:style-name="T257">dos os m</text:span><text:span text:style-name="T258">e</text:span><text:span text:style-name="T259">dic</text:span><text:span text:style-name="T260">a</text:span><text:span text:style-name="T261">me</text:span><text:span text:style-name="T262">n</text:span><text:span text:style-name="T263">tos<text:s/></text:span><text:span text:style-name="T264">na instituição, objetiva-se que o manual se torne<text:s/></text:span><text:span text:style-name="T265">uma fe</text:span><text:span text:style-name="T266">r</text:span><text:span text:style-name="T267">r</text:span><text:span text:style-name="T268">a</text:span><text:span text:style-name="T269">me</text:span><text:span text:style-name="T270">n</text:span><text:span text:style-name="T271">ta de co</text:span><text:span text:style-name="T272">n</text:span><text:span text:style-name="T273">su</text:span><text:span text:style-name="T274">l</text:span><text:span text:style-name="T275">ta di</text:span><text:span text:style-name="T276">á</text:span><text:span text:style-name="T277">ria p</text:span><text:span text:style-name="T278">a</text:span><text:span text:style-name="T279">ra</text:span><text:span text:style-name="T280"><text:s/>t</text:span><text:span text:style-name="T281">o</text:span><text:span text:style-name="T282">dos os m</text:span><text:span text:style-name="T283">é</text:span><text:span text:style-name="T284">dicos e d</text:span><text:span text:style-name="T285">e</text:span><text:span text:style-name="T286">mais profi</text:span><text:span text:style-name="T287">s</text:span><text:span text:style-name="T288">sionais da sa</text:span><text:span text:style-name="T289">ú</text:span><text:span text:style-name="T290">de.</text:span></text:p>
      <text:p text:style-name="P291"><text:span text:style-name="T292">A</text:span><text:span text:style-name="T293">gradecemos<text:s/></text:span><text:span text:style-name="T294">àqueles que tornaram possível a publicação do<text:s/></text:span><text:span text:style-name="T295">M</text:span><text:span text:style-name="T296">a</text:span><text:span text:style-name="T297">n</text:span><text:span text:style-name="T298">u</text:span><text:span text:style-name="T299">al Farmacêut</text:span><text:span text:style-name="T300">i</text:span><text:span text:style-name="T301">co<text:s/></text:span><text:span text:style-name="T302">e dedicamos<text:s/></text:span><text:span text:style-name="T303">à equipe multiprofissional do HSS por seu e</text:span><text:span text:style-name="T304">s</text:span><text:span text:style-name="T305">forço contínuo<text:s/></text:span><text:span text:style-name="T306">pela excelê</text:span><text:span text:style-name="T307">n</text:span><text:span text:style-name="T308">cia em a</text:span><text:span text:style-name="T309">s</text:span><text:span text:style-name="T310">si</text:span><text:span text:style-name="T311">s</text:span><text:span text:style-name="T312">tência à saúde</text:span><text:span text:style-name="T313">.</text:span><text:bookmark-start text:name="_GoBack"/><text:bookmark-end text:name="_GoBack"/></text:p>
      <text:p text:style-name="P314"><text:span text:style-name="T315">Comissão de Farmácia e Terapêutica</text:span><text:span text:style-name="T31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RMACIA</meta:initial-creator>
    <dc:creator>FARMACIA</dc:creator>
    <meta:creation-date>2022-05-17T18:10:00Z</meta:creation-date>
    <dc:date>2022-05-24T19:45:00Z</dc:date>
    <meta:template xlink:href="Normal" xlink:type="simple"/>
    <meta:editing-cycles>4</meta:editing-cycles>
    <meta:editing-duration>PT11520S</meta:editing-duration>
    <meta:document-statistic meta:page-count="1" meta:paragraph-count="6" meta:word-count="490" meta:character-count="3131" meta:row-count="22" meta:non-whitespace-character-count="2647"/>
  </office:meta>
</office:document-meta>
</file>